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top" fo:wrap-option="wrap"/>
      <style:text-properties fo:color="#0000FF"/>
    </style:style>
    <style:style style:name="ce10" style:family="table-cell" style:parent-style-name="Default" style:data-style-name="N0">
      <style:table-cell-properties style:vertical-align="top"/>
      <style:text-properties fo:color="#0000FF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/>
      <style:text-properties fo:color="#FF0000"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  <style:text-properties fo:color="#008000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/>
    </style:style>
    <style:style style:name="ce3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C41A16"/>
    </style:style>
    <style:style style:name="ce34" style:family="table-cell" style:parent-style-name="Default" style:data-style-name="N0">
      <style:text-properties fo:color="#9933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Verdana2" style:font-name-asian="Verdana2" style:font-name-complex="Verdana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96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A64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646464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FF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Verdana1" style:font-name-asian="Verdana1" style:font-name-complex="Verdana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0.611041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1.244791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5.795625cm"/>
    </style:style>
    <style:style style:name="co13" style:family="table-column">
      <style:table-column-properties fo:break-before="auto" style:column-width="14.0758333333333cm"/>
    </style:style>
    <style:style style:name="co14" style:family="table-column">
      <style:table-column-properties fo:break-before="auto" style:column-width="11.74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8.4679166666667cm"/>
    </style:style>
    <style:style style:name="co17" style:family="table-column">
      <style:table-column-properties fo:break-before="auto" style:column-width="10.6097916666667cm"/>
    </style:style>
    <style:style style:name="co18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78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24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39.75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52.5pt" style:use-optimal-row-height="true" fo:break-before="auto"/>
    </style:style>
    <style:style style:name="ro15" style:family="table-row">
      <style:table-row-properties style:row-height="71.25pt" style:use-optimal-row-height="true" fo:break-before="auto"/>
    </style:style>
    <style:style style:name="ro16" style:family="table-row">
      <style:table-row-properties style:row-height="142.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7"/>
        <table:table-column table:style-name="co7" table:number-columns-repeated="251" table:default-cell-style-name="ce7"/>
        <table:table-column table:style-name="co7" table:number-columns-repeated="766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errorlevel</text:p>
          </table:table-cell>
          <table:table-cell office:value-type="string" table:style-name="ce3">
            <text:p>source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string" table:style-name="ce4">
            <text:p>BIIRULE-T10-R011</text:p>
          </table:table-cell>
          <table:table-cell office:value-type="string" table:style-name="ce1">
            <text:p>Invoice total line extension amount MUST equal the sum of the line totals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2</text:p>
          </table:table-cell>
          <table:table-cell office:value-type="string" table:style-name="ce8">
            <text:p>Invoice tax exclusive amount MUST equal the sum of lines plus allowances and charges on header level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3</text:p>
          </table:table-cell>
          <table:table-cell office:value-type="string" table:style-name="ce8">
            <text:p>Invoice tax inclusive amount MUST equal the tax exclusive amount plus all tax total amounts and the rounding amount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4</text:p>
          </table:table-cell>
          <table:table-cell office:value-type="string" table:style-name="ce1">
            <text:p>Tax inclusive amount in an invoice MUST NOT be negative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5</text:p>
          </table:table-cell>
          <table:table-cell office:value-type="string" table:style-name="ce8">
            <text:p>Total allowance MUST be equal to the sum of allowances at document level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6</text:p>
          </table:table-cell>
          <table:table-cell office:value-type="string" table:style-name="ce8">
            <text:p>Total charges MUST be equal to the sum of document level charges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7</text:p>
          </table:table-cell>
          <table:table-cell office:value-type="string" table:style-name="ce8">
            <text:p>Amount due is the tax inclusive amount minus what has been prepaid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9</text:p>
          </table:table-cell>
          <table:table-cell office:value-type="string" table:style-name="ce1">
            <text:p>An invoice MUST have a tax total refering to a single tax scheme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0</text:p>
          </table:table-cell>
          <table:table-cell office:value-type="string" table:style-name="ce1">
            <text:p>Each tax total MUST equal the sum of the tax subcategory amounts.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6</text:p>
          </table:table-cell>
          <table:table-cell office:value-type="string" table:style-name="ce1">
            <text:p>An invoice MUST specify the taxable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7</text:p>
          </table:table-cell>
          <table:table-cell office:value-type="string" table:style-name="ce1">
            <text:p>An invoice MUST specify the tax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9</text:p>
          </table:table-cell>
          <table:table-cell office:value-type="string" table:style-name="ce1">
            <text:p>Every tax scheme MUST be defined through an identifier.</text:p>
          </table:table-cell>
          <table:table-cell office:value-type="string" table:style-name="ce5">
            <text:p>Tax Schem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8</text:p>
          </table:table-cell>
          <table:table-cell office:value-type="string" table:style-name="ce1">
            <text:p>Every tax category MUST be defined through an identifier.</text:p>
          </table:table-cell>
          <table:table-cell office:value-type="string" table:style-name="ce5">
            <text:p>Tax Catego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02</text:p>
          </table:table-cell>
          <table:table-cell office:value-type="string" table:style-name="ce1">
            <text:p>A supplier address in an invoice SHOULD contain at least the city name and a zip code or have an address identifier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3</text:p>
          </table:table-cell>
          <table:table-cell office:value-type="string" table:style-name="ce1">
            <text:p>In cross border trade the VAT identifier for the supplier SHOULD be prefixed with country code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6</text:p>
          </table:table-cell>
          <table:table-cell office:value-type="string" table:style-name="ce1">
            <text:p>Payment means due date in an invoice SHOULD be later or equal than issue date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7</text:p>
          </table:table-cell>
          <table:table-cell office:value-type="string" table:style-name="ce1">
            <text:p>If payment means is funds transfer, invoice MUST have a financial account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8</text:p>
          </table:table-cell>
          <table:table-cell office:value-type="string" table:style-name="ce1">
            <text:p>If bank account is IBAN the bank identifier SHOULD also be provided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4</text:p>
          </table:table-cell>
          <table:table-cell office:value-type="string" table:style-name="ce1">
            <text:p>When specifying payment means, the invoice MUST specify the payment means code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1</text:p>
          </table:table-cell>
          <table:table-cell office:value-type="string" table:style-name="ce1">
            <text:p>Company identifier MUST be specified when describing a company legal entity.</text:p>
          </table:table-cell>
          <table:table-cell office:value-type="string" table:style-name="ce5">
            <text:p>Party Legal Entit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2</text:p>
          </table:table-cell>
          <table:table-cell office:value-type="string" table:style-name="ce1">
            <text:p>Prices of items MUST NOT be negative.</text:p>
          </table:table-cell>
          <table:table-cell office:value-type="string" table:style-name="ce5">
            <text:p>Item Pr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9</text:p>
          </table:table-cell>
          <table:table-cell office:value-type="string" table:style-name="ce1">
            <text:p>Product names SHOULD NOT exceed 50 characters long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0</text:p>
          </table:table-cell>
          <table:table-cell office:value-type="string" table:style-name="ce1">
            <text:p>If standard identifiers are provided within an item description, a Scheme Identifier SHOULD be provided (e.g. GTIN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1</text:p>
          </table:table-cell>
          <table:table-cell office:value-type="string" table:style-name="ce1">
            <text:p>Classification codes within an item description SHOULD use a standard scheme for codes (e.g. CPV or UNSPSC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01</text:p>
          </table:table-cell>
          <table:table-cell office:value-type="string" table:style-name="ce13">
            <text:p>An invoice period end date MUST be later or equal to an invoice period start date</text:p>
          </table:table-cell>
          <table:table-cell office:value-type="string" table:style-name="ce14">
            <text:p>Invoice Period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16"/>
          <table:table-cell table:number-columns-repeated="16127" table:style-name="ce13"/>
        </table:table-row>
        <table:table-row table:style-name="ro1">
          <table:table-cell office:value-type="string" table:style-name="ce4">
            <text:p>BIIRULE-T10-R018</text:p>
          </table:table-cell>
          <table:table-cell office:value-type="string" table:style-name="ce1">
            <office:annotation draw:style-name="a0" svg:x="9.59375in" svg:y="4.11458333333333in" svg:width="1.13541666666667in" svg:height="0.75in">
              <dc:creator>OB</dc:creator>
              <text:p><text:span text:style-name="T1">Added as a result of EC convergence</text:span><text:span text:style-name="T1"/></text:p>
              <text:p/>
            </office:annotation>
            <text:p>Invoice line amount MUST be equal to the price amount multiplied by the quantity<text:s/><text:span text:style-name="T2">plus charges minus allowances at line level</text:span></text:p>
          </table:table-cell>
          <table:table-cell office:value-type="string" table:style-name="ce5">
            <text:p>Invoice Line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5</text:p>
          </table:table-cell>
          <table:table-cell office:value-type="string" table:style-name="ce1">
            <text:p>Each invoice line MUST contain the product/service name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2</text:p>
          </table:table-cell>
          <table:table-cell office:value-type="string" table:style-name="ce1">
            <text:p>Invoice lines MUST have a line identifier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50</text:p>
          </table:table-cell>
          <table:table-cell office:value-type="string" table:style-name="ce1">
            <text:p>Invoice lines MUST have a line total amount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51</text:p>
          </table:table-cell>
          <table:table-cell office:value-type="string" table:style-name="ce1">
            <text:p>Invoice lines MUST contain the item price</text:p>
          </table:table-cell>
          <table:table-cell office:value-type="string" table:style-name="ce6">
            <text:p>Invoice Lin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style-name="ce4"/>
          <table:table-cell table:number-columns-repeated="251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3</text:p>
          </table:table-cell>
          <table:table-cell office:value-type="string" table:style-name="ce1">
            <text:p>An invoice MUST have the date of issue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4</text:p>
          </table:table-cell>
          <table:table-cell office:value-type="string" table:style-name="ce1">
            <text:p>An invoice MUST have an invoice numb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6</text:p>
          </table:table-cell>
          <table:table-cell office:value-type="string" table:style-name="ce1">
            <text:p>An invoice MUST contain the full name of the suppl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7</text:p>
          </table:table-cell>
          <table:table-cell office:value-type="string" table:style-name="ce1">
            <text:p>An invoice MUST contain the full name of the custom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8</text:p>
          </table:table-cell>
          <table:table-cell office:value-type="string" table:style-name="ce1">
            <text:p>If the VAT total amount in an invoice exists then the sum of taxable amount in sub categories MUST equal the sum of invoice tax exclusiv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9</text:p>
          </table:table-cell>
          <table:table-cell office:value-type="string" table:style-name="ce1">
            <text:p>An invoice MUST have a syntax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0</text:p>
          </table:table-cell>
          <table:table-cell office:value-type="string" table:style-name="ce1">
            <text:p>An invoice MUST have a customization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1</text:p>
          </table:table-cell>
          <table:table-cell office:value-type="string" table:style-name="ce1">
            <text:p>An invoice MUST have a profile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3</text:p>
          </table:table-cell>
          <table:table-cell office:value-type="string" table:style-name="ce13">
            <text:p>An invoice MUST specify at least one line item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4</text:p>
          </table:table-cell>
          <table:table-cell office:value-type="string" table:style-name="ce17">
            <text:p>An invoice MUST have a currency code for the docume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5</text:p>
          </table:table-cell>
          <table:table-cell office:value-type="string" table:style-name="ce17">
            <text:p>Any reference to an order MUST specify the order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6</text:p>
          </table:table-cell>
          <table:table-cell office:value-type="string" table:style-name="ce17">
            <text:p>Any reference to a contract MUST specify the contract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8</text:p>
          </table:table-cell>
          <table:table-cell office:value-type="string" table:style-name="ce13">
            <text:p>An invoice MUST specify the total payabl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9</text:p>
          </table:table-cell>
          <table:table-cell office:value-type="string" table:style-name="ce13">
            <text:p>An invoice MUST specify the total amount with taxes included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2</text:p>
          </table:table-cell>
          <table:table-cell office:value-type="string" table:style-name="ce13">
            <text:p>An invoice MUST specify the total amount without taxe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3</text:p>
          </table:table-cell>
          <table:table-cell office:value-type="string" table:style-name="ce13">
            <text:p>An invoice MUST specify the sum of the line amount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52</text:p>
          </table:table-cell>
          <table:table-cell office:value-type="string" table:style-name="ce1">
            <text:p>An invoice MUST contain tax informa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2">
          <table:table-cell office:value-type="string" table:style-name="ce12">
            <text:p>BIIRULE-T10-R004</text:p>
          </table:table-cell>
          <table:table-cell office:value-type="string" table:style-name="ce12">
            <text:p>A customer address in an invoice SHOULD contain at least city and zip code or have an address identifier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05</text:p>
          </table:table-cell>
          <table:table-cell office:value-type="string" table:style-name="ce13">
            <text:p>In cross border trade the VAT identifier for the customer SHOULD be prefixed with country code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0</text:p>
          </table:table-cell>
          <table:table-cell office:value-type="string" table:style-name="ce13">
            <text:p>Country in an address MUST be specified using the country code.</text:p>
          </table:table-cell>
          <table:table-cell office:value-type="string" table:style-name="ce18">
            <text:p>Count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2">
            <text:p>BIIRULE-T10-R037</text:p>
          </table:table-cell>
          <table:table-cell office:value-type="string" table:style-name="ce17">
            <text:p>Any reference to a document MUST specify the document identifier.</text:p>
          </table:table-cell>
          <table:table-cell office:value-type="string" table:style-name="ce5">
            <text:p>Annex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3" table:style-name="ce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7"/>
          <table:table-cell table:style-name="ce4"/>
          <table:table-cell table:style-name="ce6"/>
          <table:table-cell table:number-columns-repeated="2" table:style-name="ce19"/>
          <table:table-cell table:number-columns-repeated="252" table:style-name="ce7"/>
          <table:table-cell table:number-columns-repeated="16127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UBL" table:style-name="ta1">
        <table:table-column table:style-name="co10" table:default-cell-style-name="ce22"/>
        <table:table-column table:style-name="co11" table:default-cell-style-name="ce22"/>
        <table:table-column table:style-name="co12" table:default-cell-style-name="ce24"/>
        <table:table-column table:style-name="co13" table:default-cell-style-name="ce30"/>
        <table:table-column table:style-name="co14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1">
            <text:p>Prerequisite</text:p>
          </table:table-cell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25">
            <text:p>(cbc:StartDate and cbc:EndDate) and (number(translate(cbc:StartDate,'-','')) &lt;= number(translate(cbc:EndDate,'-','')))</text:p>
          </table:table-cell>
          <table:table-cell table:style-name="ce25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25">
            <text:p>(cbc:PaymentDueDate and /ubl:Invoice/cbc:IssueDate) and (number(translate(cbc:PaymentDueDate,'-','')) &gt;= number(translate(/ubl:Invoice/cbc:IssueDate,'-','')<text:span text:style-name="T1">)) or (not(cbc:PaymentDueDate))</text:span></text:p>
          </table:table-cell>
          <table:table-cell table:style-name="ce24"/>
          <table:table-cell office:value-type="string" table:style-name="ce26">
            <text:p>16-8-11 – Philip Helger. Corrected ORIG: (cbc:PaymentDueDate and /ubl:Invoice/cbc:IssueDate) and not(number(translate(cbc:PaymentDueDate,'-','')) &lt; number(translate(/ubl:Invoice/cbc:IssueDate,'-',''))) or number(translate(cbc:PaymentDueDate,'-','')) = number(translate(/ubl:Invoice/cbc:IssueDate,'-',''))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25">
            <text:p>(cbc:PaymentMeansCode = '31') and //cac:PayeeFinancialAccount/cbc:ID or (cbc:PaymentMeansCode != '31'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25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25">
            <text:p>count(cac:TaxSubtotal/*/*/cbc:ID) = count(cac:TaxSubtotal/*/*/cbc:ID[. = 'VAT']) or count(cac:TaxSubtotal/*/*/cbc:ID[. = 'VAT']) 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25">
            <text:p>number(cbc:TaxAmount) = number(round(sum(cac:TaxSubtotal/cbc:TaxAmount) * 10 * 10)<text:s/><text:span text:style-name="T3">div 100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5">
            <text:p>number(cbc:LineExtensionAmount) = number(round(sum(//cac:InvoiceLine/cbc:LineExtensionAmount) * 10 * 10)<text:s/><text:span text:style-name="T3">div 100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7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27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style-name="ce1"/>
          <table:table-cell office:value-type="string" table:style-name="ce25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6379"/>
        </table:table-row>
        <table:table-row table:style-name="ro8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7">
            <text:p><text:span text:style-name="T5">((cbc:PayableRoundingAmount)<text:s/></text:span><text:span text:style-name="T6">and</text:span><text:span text:style-name="T5"><text:s/>(</text:span><text:span text:style-name="T7">number</text:span><text:span text:style-name="T5">(cbc:TaxInclusiveAmount)<text:s/></text:span><text:span text:style-name="T6">=</text:span><text:span text:style-name="T5"><text:s/>(</text:span><text:span text:style-name="T7">round</text:span><text:span text:style-name="T5">((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<text:s/></text:span><text:span text:style-name="T6">+</text:span><text:span text:style-name="T5"><text:s/></text:span><text:span text:style-name="T7">number</text:span><text:span text:style-name="T5">(cbc:PayableRoundingAmount))<text:s/></text:span><text:span text:style-name="T6">*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))<text:s/></text:span><text:span text:style-name="T6">or</text:span><text:span text:style-name="T5"><text:s/></text:span><text:span text:style-name="T5">(</text:span><text:span text:style-name="T7">number</text:span><text:span text:style-name="T5">(cbc:TaxInclusiveAmount)<text:s/></text:span><text:span text:style-name="T6">=</text:span><text:span text:style-name="T5"><text:s/></text:span><text:span text:style-name="T7">round</text:span><text:span text:style-name="T5">((<text:s/>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)<text:s/></text:span><text:span text:style-name="T6">*</text:span><text:span text:style-name="T5"><text:s/>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</text:span></text:p>
          </table:table-cell>
          <table:table-cell table:style-name="ce27"/>
          <table:table-cell office:value-type="string" table:style-name="ce25">
            <text:p>((cbc:PayableRoundingAmount) and (number(cbc:TaxInclusiveAmount) = number(cbc:TaxExclusiveAmount) + number(round(sum(/ubl:Invoice/cac:TaxTotal/cbc:TaxAmount) * 10 * 10)<text:span text:style-name="T3"><text:s/>div 100) +<text:s/></text:span><text:span text:style-name="T3">number(cbc:PayableRoundingAmount)) <text:s/>or (number(cbc:TaxInclusiveAmount) =<text:s/></text:span><text:span text:style-name="T3">number(cbc:TaxExclusiveAmount) +<text:s/></text:span><text:span text:style-name="T3">number(round(sum(/ubl:Invoice/cac:TaxTotal/cbc:TaxAmount)<text:s/></text:span>* 10 * 10<text:span text:style-name="T3">) div 100)))</text:span>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5">
            <text:p>number(cbc:TaxInclusiveAmount) &gt;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9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5">
            <text:p>(cbc:AllowanceTotalAmount) and number(cbc:AllowanceTotalAmount) = (round(sum(/ubl:Invoice/cac:AllowanceCharge[cbc:ChargeIndicator="false"]/cbc:Amount)<text:span text:style-name="T9"><text:s/></text:span>* 10 * 10)<text:s/><text:span text:style-name="T3">div 100) or not(cbc:AllowanceTotalAmount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5">
            <text:p>(cbc:ChargeTotalAmount) and number(cbc:ChargeTotalAmount) = (round(sum(/ubl:Invoice/cac:AllowanceCharge[cbc:ChargeIndicator="true"]/cbc:Amount) * 10 * 10<text:span text:style-name="T3">) div 100) or not(cbc:ChargeTotalAmount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0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7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1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5">
            <office:annotation draw:style-name="a1" svg:x="9.38541666666667in" svg:y="17.15625in" svg:width="1.13541666666667in" svg:height="0.40625in">
              <dc:creator>OB</dc:creator>
              <text:p><text:span text:style-name="T1">EC Rule</text:span><text:span text:style-name="T1"/></text:p>
              <text:p/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ce1"/>
          <table:table-cell office:value-type="string" table:style-name="ce24">
            <text:p>not(cbc:InvoicedQuantity) or (not(cac:Price/cbc:PriceAmount)) or (not(cac:Price/cbc:BaseQuantity) and number(cbc:LineExtensionAmount) = (round(number(cac:Price/cbc:PriceAmount) * number(cbc:InvoicedQuantity) * 100) div 100)) or ((cac:Price/cbc:BaseQuantity) and number(cbc:LineExtensionAmount) = (round(number(cac:Price/cbc:PriceAmount) div (number(cac:Price/cbc:BaseQuantity)) * number(cbc:InvoicedQuantity) * 100) div 100))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5">
            <text:p>string-length(string(cbc:Name)) &lt;= 5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25">
            <text:p>not((cac:StandardItemIdentification)) or (cac:StandardItemIdentification/cbc:ID/@schem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25">
            <text:p>not((cac:CommodityClassification)) or (cac:CommodityClassification/cbc:ItemClassificationCode/@list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5">
            <text:p>number(.) &gt;=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5">
            <text:p>(cbc:IssueDat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5">
            <text:p>(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5">
            <text:p>(cac:Item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5">
            <text:p>(cac:AccountingSuppli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5">
            <text:p>(cac:AccountingCustom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25">
            <text:p><text:span text:style-name="T1">((cac:TaxTotal[cac:TaxSubtotal/cac:TaxCategory/cac:TaxScheme/cbc:ID =<text:s/></text:span><text:span text:style-name="T1">'VAT']/cbc:TaxAmount) and (</text:span><text:span text:style-name="T10">round(sum(cac:TaxTotal//cac:TaxSubtotal/cbc:TaxableAmount) *10<text:s/></text:span><text:span text:style-name="T10">* 10) div 100</text:span><text:span text:style-name="T1"><text:s/>= number(cac:LegalMonetaryTotal/cbc:TaxExclusiveAmount))) or<text:s text:c="2"/></text:span><text:span text:style-name="T1">not((cac:TaxTotal[cac:TaxSubtotal/cac:TaxCategory/cac:TaxScheme/cbc:ID = 'VAT'])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25">
            <text:p>(cbc:UBLVers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25">
            <text:p>(cbc:Customizat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25">
            <text:p>(cbc:Profil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5">
            <text:p>(cac:InvoiceLin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25">
            <text:p>(cbc:DocumentCurrency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25">
            <text:p>(cac:OrderReference/cbc:ID) or not(cac:Order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25">
            <text:p>(cac:ContractDocumentReference/cbc:ID) or not(cac:ContractDocument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5">
            <text:p>(cac:LegalMonetaryTotal/cbc:Payabl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5">
            <text:p>(cac:LegalMonetaryTotal/cbc:TaxIn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25">
            <text:p>(cbc:Identification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25">
            <text:p>(cbc:CompanyID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25">
            <text:p>(cac:LegalMonetaryTotal/cbc:TaxEx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25">
            <text:p>(cac:LegalMonetaryTotal/cbc:LineExtension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5">
            <text:p>not(cac:PaymentMeans) or (cac:PaymentMeans/cbc:PaymentMeansCode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25">
            <text:p>boolean(self::node()[cac:TaxCategory/cac:TaxScheme/cbc:ID = 'VAT']/cbc:Taxable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25">
            <text:p>boolean(self::node()[cac:TaxCategory/cac:TaxScheme/cbc:ID = 'VAT']/cbc:Tax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5">
            <text:p>cbc:LineExtension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25">
            <text:p>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25">
            <text:p>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5">
            <text:p>//cac:AccountingCustom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5">
            <text:p>//cac:InvoiceLin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5">
            <text:p>//cac:InvoicePerio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5">
            <text:p>/ubl:Invoi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5">
            <text:p>//cac:InvoiceLine/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5">
            <text:p>//cac:Item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5">
            <text:p>//cac:PaymentMeans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5">
            <text:p>//cac:AccountingSuppli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5">
            <text:p>/ubl:Invoice/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5">
            <text:p>//cac:LegalMonetary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5">
            <text:p>//cac:PartyLegalEnti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5">
            <text:p>//cac:TaxCatego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5">
            <text:p>//cac:TaxSchem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5">
            <text:p>//cac:AdditionalDocumentReferen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1">
            <text:p>Country</text:p>
          </table:table-cell>
          <table:table-cell office:value-type="string" table:style-name="ce25">
            <text:p>//cac:Count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ubtotal</text:p>
          </table:table-cell>
          <table:table-cell office:value-type="string" table:style-name="ce25">
            <text:p>/ubl:Invoice/cac:TaxTotal/cac:TaxSubtotal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2"/>
          <table:table-cell table:style-name="ce1"/>
          <table:table-cell table:style-name="ce29"/>
          <table:table-cell table:style-name="ce30"/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  <table:table table:name="Facturae" table:style-name="ta1">
        <table:table-column table:style-name="co10" table:default-cell-style-name="ce22"/>
        <table:table-column table:style-name="co11" table:default-cell-style-name="ce22"/>
        <table:table-column table:style-name="co16" table:default-cell-style-name="ce30"/>
        <table:table-column table:style-name="co15" table:default-cell-style-name="ce22"/>
        <table:table-column table:style-name="co17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0">
            <text:p>Prerequisite</text:p>
          </table:table-cell>
          <table:table-cell office:value-type="string" table:style-name="ce1">
            <text:p>Issues</text:p>
          </table:table-cell>
          <table:table-cell table:number-columns-repeated="16379"/>
        </table:table-row>
        <table:table-row table:style-name="ro12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4">
            <text:p>(EndDate and <text:s/>StartDate) and not(number(translate(StartDate,'-','')) &gt; number(translate(EndDate,'-',''))) or number(translate(StartDate,'-','')) = number(translate(EndDate,'-',''))</text:p>
          </table:table-cell>
          <table:table-cell table:number-columns-repeated="1021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31">
            <text:p>((//CountryCode) and (following::BuyerParty//CountryCode) and ((//CountryCode) = (following::BuyerParty//CountryCode) or ((//CountryCode) != (following::BuyerParty//CountryCode) and starts-with(TaxIdentification/TaxIdentificationNumber, //CountryCode)))) or not(//CountryCode) or not(following::BuyerParty//CountryCod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4">
            <text:p>((//CountryCode) and (preceding::SellerParty//CountryCode) and <text:s/>((//CountryCode) = (preceding::SellerParty//CountryCode) or ((//CountryCode) != (preceding::SellerParty//CountryCode) and starts-with(<text:span text:style-name="T11">TaxIdentification/TaxIdentificationNumber, //CountryCode</text:span>)))) or not((//CountryCode)) or not((preceding::SellerParty//CountryCode))</text:p>
          </table:table-cell>
          <table:table-cell table:number-columns-repeated="1021" table:style-name="ce22"/>
          <table:table-cell table:number-columns-repeated="15360"/>
        </table:table-row>
        <table:table-row table:style-name="ro1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4">
            <text:p>(InstallmentDueDate and preceding::InvoiceIssueData/IssueDate) and not(number(translate(InstallmentDueDate,'-','')) &lt; number(translate(preceding::InvoiceIssueData/IssueDate,'-',''))) or number(translate(InstallmentDueDate,'-','')) = number(translate(preceding::InvoiceIssueData/IssueDate,'-','')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4">
            <text:p>((PaymentMeans = '31') and (//AccountToBeCredited/IBAN or //AccountToBeCredited/AccountNumber)) or (PaymentMeans != '31')</text:p>
          </table:table-cell>
          <table:table-cell table:style-name="ce22"/>
          <table:table-cell office:value-type="string" table:style-name="ce1">
            <text:p>Transferencia = 31 en Facturae? Arreglar choice IBAN/AccountNumber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4">
            <text:p>(//AccountToBeCredited/IBAN and //AccountToBeCredited/BIC) or not(//AccountToBeCredited/IBA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4">
            <text:p>count(Tax)&gt;1 or count(Tax) = 1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31">
            <text:p>number(following::InvoiceTotals/TotalTaxOutputs) = number(round(sum(child::Tax/TaxAmount/TotalAmount) * 100) div 100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4">
            <text:p>number(TotalGrossAmount) = number(round(sum(following::Items/InvoiceLine/GrossAmount) * 100) div 100)</text:p>
          </table:table-cell>
          <table:table-cell table:style-name="ce22"/>
          <table:table-cell office:value-type="string" table:style-name="ce1">
            <text:p>A nivel de línea usar GrossAmount o TotalCost?</text:p>
          </table:table-cell>
          <table:table-cell table:number-columns-repeated="16379"/>
        </table:table-row>
        <table:table-row table:style-name="ro16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4">
            <text:p>((TotalGeneralSurcharges) and (TotalGeneralDiscounts) and (number(TotalGrossAmountBeforeTaxes) = (number(TotalGrossAmount) + number(TotalGeneralSurcharges) - number(TotalGeneralDiscounts)))) or (not(TotalGeneralSurcharges) and (TotalGeneralDiscounts) and (number(TotalGrossAmountBeforeTaxes) = number(TotalGrossAmount) - number(TotalGeneralDiscounts))) or ((TotalGeneralSurcharges) and not(TotalGeneralDiscounts) and (number(TotalGrossAmountBeforeTaxes) = number(TotalGrossAmount) + number(TotalGeneralSurcharges))) or (not(TotalGeneralSurcharges) and not(TotalGeneralDiscounts) and (number(TotalGrossAmountBeforeTaxes) = number(TotalGrossAmount))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4">
            <text:p>number(InvoiceTotal) = number(TotalGrossAmountBeforeTaxes) - number(TotalTaxesWithheld) + number(TotalTaxOutputs)</text:p>
          </table:table-cell>
          <table:table-cell table:style-name="ce22"/>
          <table:table-cell office:value-type="string" table:style-name="ce1">
            <text:p>No rouunding amount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4">
            <text:p>number(InvoiceTotal) &gt;= 0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4">
            <text:p>(TotalGeneralDiscounts) and TotalGeneralDiscounts = (round(sum(//Discount/DiscountAmount) * 100) div 100) or not(TotalGeneralDiscount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4">
            <text:p>(TotalGeneralSurcharges) and TotalGeneralSurcharges = (round(sum(//Charge/ChargeAmount) * 100) div 100) or not(TotalGeneralSurcharge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4">
            <text:p>(TotalPaymentsOnAccount) and (number(TotalExecutableAmount) = number(InvoiceTotal - TotalPaymentsOnAccount)) or TotalExecutableAmount = 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4">
            <text:p>not(Quantity) or not(UnitPriceWithoutTax) or number(GrossAmount) = (round(number(UnitPriceWithoutTax) * number(Quantity) * 100) div 100)</text:p>
          </table:table-cell>
          <table:table-cell table:style-name="ce22"/>
          <table:table-cell office:value-type="string" table:style-name="ce1">
            <text:p>No existe BaseQuantity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4">
            <text:p>string-length(string(//ItemDescription)) &lt;= 5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4">
            <text:p>./true</text:p>
          </table:table-cell>
          <table:table-cell table:style-name="ce22"/>
          <table:table-cell office:value-type="string" table:style-name="ce1">
            <text:p>No existen standard identifiers en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4">
            <text:p>not(//ArticleCode)</text:p>
          </table:table-cell>
          <table:table-cell table:style-name="ce22"/>
          <table:table-cell office:value-type="string" table:style-name="ce1">
            <text:p>Si existe ArticleCode no se puede saber la clasificación usada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4">
            <text:p>number(.) &gt;=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4">
            <text:p>(//InvoiceIssueData/IssueDat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4">
            <text:p>(//InvoiceHeader/InvoiceNumber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4">
            <text:p>(//ItemDescriptio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4">
            <text:p>(//SellerParty/LegalEntity/CorporateName) or (//Sell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4">
            <text:p>(//BuyerParty/LegalEntity/CorporateName) or (//Buy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7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30">
            <text:p>TaxTypeCode=01 No existeix un Total pel VAT només. No es poden totalitzar els impostos per tipologies! El type code només es pot informar a les repeticions i no al total. Serveix d'alguna cosa tenir un total de tots els impostos??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4">
            <text:p>//SchemaVersion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4">
            <text:p>//InvoiceHeader/InvoiceNumber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4">
            <text:p>(//Items/InvoiceLin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4">
            <text:p>(//InvoiceIssueData/InvoiceCurrencyCod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referencia a comanda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referencia a contracte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existe id en el attachment de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4">
            <text:p>//TotalExecutable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4">
            <text:p>//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4">
            <text:p>.</text:p>
          </table:table-cell>
          <table:table-cell table:style-name="ce22"/>
          <table:table-cell office:value-type="string" table:style-name="ce1">
            <text:p>Sempre true perque no està estructurat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4">
            <text:p>//RegistrationData</text:p>
          </table:table-cell>
          <table:table-cell table:style-name="ce22"/>
          <table:table-cell office:value-type="string" table:style-name="ce1">
            <text:p>Problema, a Facturae no es obligatori el CompanyID, i a més RegistrationData es un camp compost..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4">
            <text:p>//TotalGrossAmountBeforeTaxe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4">
            <text:p>//TotalGross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4">
            <text:p>//PaymentMean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5</text:p>
          </table:table-cell>
          <table:table-cell office:value-type="string" table:style-name="ce24">
            <text:p>//TotalTax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4">
            <text:p>//Tax/TaxableBa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4">
            <text:p>//Tax/Tax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el concepte de categoria a Facturae, va pel percentatg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4">
            <text:p>//TaxTypeCod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4">
            <text:p>//TotalCos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4">
            <text:p>//Parties/Buy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4">
            <text:p>//Items/InvoiceLin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4">
            <text:p>//InvoicingPeriod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4">
            <text:p>/facturae:Factura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4">
            <text:p>//Items/InvoiceLine/UnitPriceWithoutTax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4">
            <text:p>//Items/InvoiceLine</text:p>
          </table:table-cell>
          <table:table-cell table:style-name="ce22"/>
          <table:table-cell office:value-type="string" table:style-name="ce1">
            <text:p>Error de nesting de elementos por line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4">
            <text:p>//PaymentDetails/Installmen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4">
            <text:p>//Parties/Sell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4">
            <text:p>/facturae:Facturae/Invoices/Invoice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4">
            <text:p>//InvoiceTotal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4">
            <text:p>//LegalEnti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4">
            <text:p>//TaxesOutputs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4">
            <text:p>//TaxesOutputs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4">
            <text:p>//cac:AdditionalDocumentReference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ountry</text:p>
          </table:table-cell>
          <table:table-cell office:value-type="string" table:style-name="ce24">
            <text:p>//CountryCode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  <table:table table:name="artifacts" table:style-name="ta1">
        <table:table-column table:style-name="co15" table:default-cell-style-name="ce1"/>
        <table:table-column table:style-name="co18" table:default-cell-style-name="ce1"/>
        <table:table-column table:style-name="co15" table:number-columns-repeated="1021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2">
            <text:p>Profile</text:p>
          </table:table-cell>
          <table:table-cell office:value-type="string" table:style-name="ce32">
            <text:p>Transaction</text:p>
          </table:table-cell>
          <table:table-cell office:value-type="string" table:style-name="ce32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33">
            <text:p>urn:oasis:names:specification:ubl:schema:xsd:Invoice-2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table:style-name="ce1">
            <text:p>T10</text:p>
          </table:table-cell>
          <table:table-cell office:value-type="string" table:style-name="ce1">
            <text:p>Facturae</text:p>
          </table:table-cell>
          <table:table-cell office:value-type="string" table:style-name="ce34">
            <text:p>http://www.facturae.es/Facturae/2009/v3.2/Facturae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abstract.A3:abstract.E52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6:04:00Z</dc:date>
    <meta:editing-cycles>168</meta:editing-cycles>
    <meta:editing-duration>PT0S</meta:editing-duration>
  </office:meta>
</office:document-meta>
</file>